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3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9">
            <text:p>09/04/12</text:p>
          </table:table-cell>
          <table:table-cell table:style-name="ce1"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2">
          <table:table-cell/>
          <table:table-cell table:style-name="ce3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3">
            <text:p>23/05/1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date" office:date-value="2012-05-24">
            <text:p>24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5">
            <text:p>2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8">
            <text:p>28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9">
            <text:p>29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6-02">
            <text:p>02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6-04">
            <text:p>04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6-05">
            <text:p>05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 table:number-rows-repeated="23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1" table:formula="of:=SUM([.C2:.C68])" office:value-type="float" office:value="252">
            <text:p>252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Pruebas</text:p>
          </table:table-cell>
          <table:table-cell table:style-name="ce2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16">
            <text:p>16/05/12</text:p>
          </table:table-cell>
          <table:table-cell table:style-name="ce1"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4">
            <text:p>24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28">
            <text:p>28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9">
            <text:p>29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31">
            <text:p>31/05/12</text:p>
          </table:table-cell>
          <table:table-cell office:value-type="float" office:value="3">
            <text:p>3</text:p>
          </table:table-cell>
        </table:table-row>
        <table:table-row table:style-name="ro2" table:number-rows-repeated="27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5">
            <text:p>25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3">
            <text:p>23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31">
            <text:p>31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6-04">
            <text:p>04/06/12</text:p>
          </table:table-cell>
          <table:table-cell office:value-type="float" office:value="2">
            <text:p>2</text:p>
          </table:table-cell>
        </table:table-row>
        <table:table-row table:style-name="ro2" table:number-rows-repeated="25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7">
            <text:p>27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2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252">
            <text:p>252</text:p>
          </table:table-cell>
        </table:table-row>
        <table:table-row table:style-name="ro2">
          <table:table-cell office:value-type="string">
            <text:p>Pruebas</text:p>
          </table:table-cell>
          <table:table-cell table:formula="of:=[Pruebas.C41]" office:value-type="float" office:value="25">
            <text:p>25</text:p>
          </table:table-cell>
        </table:table-row>
        <table:table-row table:style-name="ro2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27">
            <text:p>27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 SUM([.B1:.B6])" office:value-type="float" office:value="452">
            <text:p>4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6">06/06/2012</text:date>, <text:time>01:52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6-06T01:52:10</dc:date>
    <meta:editing-duration>PT01H29M13S</meta:editing-duration>
    <meta:editing-cycles>115</meta:editing-cycles>
    <meta:generator>OpenOffice.org/3.2$Unix OpenOffice.org_project/320m12$Build-9483</meta:generator>
    <dc:creator>david </dc:creator>
    <meta:document-statistic meta:table-count="5" meta:cell-count="339" meta:object-count="0"/>
  </office:meta>
</office:document-meta>
</file>